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Preformatted_20_Text" style:list-style-name="L1"/>
    <style:style style:name="P54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5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6" style:family="paragraph" style:parent-style-name="Preformatted_20_Text" style:list-style-name="L1">
      <style:paragraph-properties style:writing-mode="lr-tb"/>
    </style:style>
    <style:style style:name="P5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58" style:family="paragraph" style:parent-style-name="Standard">
      <style:text-properties officeooo:rsid="00b02dab" officeooo:paragraph-rsid="00b02dab"/>
    </style:style>
    <style:style style:name="P59" style:family="paragraph" style:parent-style-name="Standard">
      <style:text-properties officeooo:rsid="00af1742" officeooo:paragraph-rsid="00af1742"/>
    </style:style>
    <style:style style:name="P60" style:family="paragraph" style:parent-style-name="Standard">
      <style:text-properties officeooo:rsid="00b9bcf8" officeooo:paragraph-rsid="00b9bcf8"/>
    </style:style>
    <style:style style:name="P61" style:family="paragraph" style:parent-style-name="Text_20_body" style:list-style-name="L1"/>
    <style:style style:name="P6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6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61"><text:span text:style-name="Strong_20_Emphasis">Edite o arquivo de configuração</text:span> para incluir um virtual host específico para o projeto. Por exemplo, adicione algo assim:</text:p>
          <text:p text:style-name="P54"><text:span text:style-name="Source_20_Text">&lt;VirtualHost *:80&gt;</text:span></text:p>
          <text:p text:style-name="P56"><text:span text:style-name="Source_20_Text"><text:s text:c="4"/>DocumentRoot "C:/laragon/www/joão ribeiro/Laravel 11 Framework, Ecossistema e Projetos Web/notes/public"</text:span></text:p>
          <text:p text:style-name="P56"><text:span text:style-name="Source_20_Text"><text:s text:c="4"/>ServerName notes.test</text:span></text:p>
          <text:p text:style-name="P56"><text:span text:style-name="Source_20_Text"><text:s text:c="4"/>&lt;Directory "C:/laragon/www/joão ribeiro/Laravel 11 Framework, Ecossistema e Projetos Web/notes/public"&gt;</text:span></text:p>
          <text:p text:style-name="P56"><text:span text:style-name="Source_20_Text"><text:s text:c="8"/>AllowOverride All</text:span></text:p>
          <text:p text:style-name="P56"><text:span text:style-name="Source_20_Text"><text:s text:c="8"/>Require all granted</text:span></text:p>
          <text:p text:style-name="P56"><text:span text:style-name="Source_20_Text"><text:s text:c="4"/>&lt;/Directory&gt;</text:span></text:p>
          <text:p text:style-name="P57"><text:span text:style-name="Source_20_Text">&lt;/VirtualHost&gt;</text:span></text:p>
        </text:list-item>
        <text:list-item>
          <text:p text:style-name="P61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62">Abra o arquivo <text:span text:style-name="Source_20_Text">C:\Windows\System32\drivers\etc\hosts</text:span> como administrador.</text:p>
            </text:list-item>
            <text:list-item>
              <text:p text:style-name="P61">Adicione a linha abaixo no final do arquivo:</text:p>
              <text:p text:style-name="P53">Copiar código</text:p>
              <text:p text:style-name="P55"><text:span text:style-name="Source_20_Text">127.0.0.1 notes.test</text:span></text:p>
            </text:list-item>
          </text:list>
        </text:list-item>
        <text:list-item>
          <text:p text:style-name="P6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8">43-<text:span text:style-name="T97">como capturar os dados do formulário </text:span></text:p>
      <text:p text:style-name="P58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8">-<text:span text:style-name="T102">a partir desta variável ou array $request, é possível manipular os dados do formulário que nele <text:tab/>estão contidos.</text:span></text:p>
      <text:p text:style-name="P58"/>
      <text:p text:style-name="P60">44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1T16:19:14.980000000</dc:date>
    <meta:editing-duration>PT18H5M57S</meta:editing-duration>
    <meta:editing-cycles>156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59" meta:word-count="1477" meta:character-count="9567" meta:non-whitespace-character-count="8058"/>
  </office:meta>
</office:document-meta>
</file>